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326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3:26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68.957047" calcext:value-type="float">
            <text:p>68.957047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7951" calcext:value-type="float">
            <text:p>0.0795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.064781" calcext:value-type="float">
            <text:p>41.06478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8.957047" calcext:value-type="float">
            <text:p>68.95704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3.25599" calcext:value-type="float">
            <text:p>13.2559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33108" calcext:value-type="float">
            <text:p>0.33310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59363" calcext:value-type="float">
            <text:p>0.559363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47293" calcext:value-type="float">
            <text:p>0.147293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55651" calcext:value-type="float">
            <text:p>0.55651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61514" calcext:value-type="float">
            <text:p>0.361514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542502" calcext:value-type="float">
            <text:p>0.542502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64568" calcext:value-type="float">
            <text:p>0.164568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555653" calcext:value-type="float">
            <text:p>0.555653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001043" calcext:value-type="float">
            <text:p>0.001043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21863" calcext:value-type="float">
            <text:p>0.21863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59451" calcext:value-type="float">
            <text:p>-0.059451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79194" calcext:value-type="float">
            <text:p>0.079194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680175" calcext:value-type="float">
            <text:p>0.68017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-5.220288" calcext:value-type="float">
            <text:p>-5.220288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2.937321" calcext:value-type="float">
            <text:p>42.93732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77.913033" calcext:value-type="float">
            <text:p>77.91303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-4.402982" calcext:value-type="float">
            <text:p>-4.40298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7.551132" calcext:value-type="float">
            <text:p>7.55113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31.495953" calcext:value-type="float">
            <text:p>31.49595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59.883354" calcext:value-type="float">
            <text:p>59.883354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-18.755074" calcext:value-type="float">
            <text:p>-18.755074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-328.078644" calcext:value-type="float">
            <text:p>-328.078644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-13.540188" calcext:value-type="float">
            <text:p>-13.540188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-22.422234" calcext:value-type="float">
            <text:p>-22.422234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-11.56789" calcext:value-type="float">
            <text:p>-11.56789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3.720358" calcext:value-type="float">
            <text:p>3.720358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3.863297" calcext:value-type="float">
            <text:p>83.863297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-27.376169" calcext:value-type="float">
            <text:p>-27.376169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.642132" calcext:value-type="float">
            <text:p>1.64213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.646878" calcext:value-type="float">
            <text:p>1.646878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00241" calcext:value-type="float">
            <text:p>0.000241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00552" calcext:value-type="float">
            <text:p>0.000552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00854" calcext:value-type="float">
            <text:p>0.000854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01061" calcext:value-type="float">
            <text:p>0.001061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01287" calcext:value-type="float">
            <text:p>0.001287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01978" calcext:value-type="float">
            <text:p>0.001978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03148" calcext:value-type="float">
            <text:p>0.003148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04769" calcext:value-type="float">
            <text:p>0.004769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06522" calcext:value-type="float">
            <text:p>0.006522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008435" calcext:value-type="float">
            <text:p>0.008435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010862" calcext:value-type="float">
            <text:p>0.010862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013757" calcext:value-type="float">
            <text:p>0.013757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017512" calcext:value-type="float">
            <text:p>0.017512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022124" calcext:value-type="float">
            <text:p>0.022124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027592" calcext:value-type="float">
            <text:p>0.027592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033887" calcext:value-type="float">
            <text:p>0.033887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040604" calcext:value-type="float">
            <text:p>0.040604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047993" calcext:value-type="float">
            <text:p>0.047993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056081" calcext:value-type="float">
            <text:p>0.056081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06484" calcext:value-type="float">
            <text:p>0.06484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072916" calcext:value-type="float">
            <text:p>0.072916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079654" calcext:value-type="float">
            <text:p>0.079654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084914" calcext:value-type="float">
            <text:p>0.084914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089429" calcext:value-type="float">
            <text:p>0.089429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093434" calcext:value-type="float">
            <text:p>0.093434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096171" calcext:value-type="float">
            <text:p>0.096171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097678" calcext:value-type="float">
            <text:p>0.097678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097902" calcext:value-type="float">
            <text:p>0.097902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097508" calcext:value-type="float">
            <text:p>0.097508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096826" calcext:value-type="float">
            <text:p>0.096826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095976" calcext:value-type="float">
            <text:p>0.095976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095224" calcext:value-type="float">
            <text:p>0.095224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094635" calcext:value-type="float">
            <text:p>0.094635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094571" calcext:value-type="float">
            <text:p>0.094571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094998" calcext:value-type="float">
            <text:p>0.094998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097348" calcext:value-type="float">
            <text:p>0.097348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102163" calcext:value-type="float">
            <text:p>0.102163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109592" calcext:value-type="float">
            <text:p>0.109592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119688" calcext:value-type="float">
            <text:p>0.119688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131482" calcext:value-type="float">
            <text:p>0.131482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14539" calcext:value-type="float">
            <text:p>0.14539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160283" calcext:value-type="float">
            <text:p>0.160283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176167" calcext:value-type="float">
            <text:p>0.176167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192543" calcext:value-type="float">
            <text:p>0.192543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208989" calcext:value-type="float">
            <text:p>0.208989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224809" calcext:value-type="float">
            <text:p>0.224809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239381" calcext:value-type="float">
            <text:p>0.239381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252607" calcext:value-type="float">
            <text:p>0.252607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263432" calcext:value-type="float">
            <text:p>0.263432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272413" calcext:value-type="float">
            <text:p>0.272413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278619" calcext:value-type="float">
            <text:p>0.278619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282979" calcext:value-type="float">
            <text:p>0.282979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285411" calcext:value-type="float">
            <text:p>0.285411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285788" calcext:value-type="float">
            <text:p>0.285788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28493" calcext:value-type="float">
            <text:p>0.28493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282363" calcext:value-type="float">
            <text:p>0.282363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27884" calcext:value-type="float">
            <text:p>0.27884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27435" calcext:value-type="float">
            <text:p>0.27435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269348" calcext:value-type="float">
            <text:p>0.269348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264238" calcext:value-type="float">
            <text:p>0.264238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259061" calcext:value-type="float">
            <text:p>0.259061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253934" calcext:value-type="float">
            <text:p>0.253934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248919" calcext:value-type="float">
            <text:p>0.248919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244339" calcext:value-type="float">
            <text:p>0.244339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240176" calcext:value-type="float">
            <text:p>0.240176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236497" calcext:value-type="float">
            <text:p>0.236497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233008" calcext:value-type="float">
            <text:p>0.233008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230148" calcext:value-type="float">
            <text:p>0.230148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229404" calcext:value-type="float">
            <text:p>0.229404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230715" calcext:value-type="float">
            <text:p>0.230715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233416" calcext:value-type="float">
            <text:p>0.233416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235819" calcext:value-type="float">
            <text:p>0.235819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238454" calcext:value-type="float">
            <text:p>0.238454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242756" calcext:value-type="float">
            <text:p>0.242756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248797" calcext:value-type="float">
            <text:p>0.248797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257031" calcext:value-type="float">
            <text:p>0.257031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6641" calcext:value-type="float">
            <text:p>0.26641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77376" calcext:value-type="float">
            <text:p>0.277376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89576" calcext:value-type="float">
            <text:p>0.289576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302845" calcext:value-type="float">
            <text:p>0.302845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31697" calcext:value-type="float">
            <text:p>0.31697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331329" calcext:value-type="float">
            <text:p>0.331329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345897" calcext:value-type="float">
            <text:p>0.345897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360426" calcext:value-type="float">
            <text:p>0.360426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375062" calcext:value-type="float">
            <text:p>0.375062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391007" calcext:value-type="float">
            <text:p>0.391007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408282" calcext:value-type="float">
            <text:p>0.408282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426584" calcext:value-type="float">
            <text:p>0.426584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444671" calcext:value-type="float">
            <text:p>0.444671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462784" calcext:value-type="float">
            <text:p>0.462784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481715" calcext:value-type="float">
            <text:p>0.481715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501528" calcext:value-type="float">
            <text:p>0.501528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522424" calcext:value-type="float">
            <text:p>0.522424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543834" calcext:value-type="float">
            <text:p>0.543834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565706" calcext:value-type="float">
            <text:p>0.565706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587535" calcext:value-type="float">
            <text:p>0.587535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609186" calcext:value-type="float">
            <text:p>0.609186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629564" calcext:value-type="float">
            <text:p>0.629564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648729" calcext:value-type="float">
            <text:p>0.648729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667316" calcext:value-type="float">
            <text:p>0.667316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686767" calcext:value-type="float">
            <text:p>0.686767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707027" calcext:value-type="float">
            <text:p>0.707027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727375" calcext:value-type="float">
            <text:p>0.727375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747518" calcext:value-type="float">
            <text:p>0.747518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766365" calcext:value-type="float">
            <text:p>0.766365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783914" calcext:value-type="float">
            <text:p>0.783914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800148" calcext:value-type="float">
            <text:p>0.800148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816192" calcext:value-type="float">
            <text:p>0.816192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832138" calcext:value-type="float">
            <text:p>0.832138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847563" calcext:value-type="float">
            <text:p>0.847563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862483" calcext:value-type="float">
            <text:p>0.862483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877006" calcext:value-type="float">
            <text:p>0.877006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89159" calcext:value-type="float">
            <text:p>0.89159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905964" calcext:value-type="float">
            <text:p>0.905964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91966" calcext:value-type="float">
            <text:p>0.91966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932616" calcext:value-type="float">
            <text:p>0.932616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943622" calcext:value-type="float">
            <text:p>0.943622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953101" calcext:value-type="float">
            <text:p>0.953101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961143" calcext:value-type="float">
            <text:p>0.961143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96925" calcext:value-type="float">
            <text:p>0.96925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976959" calcext:value-type="float">
            <text:p>0.976959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983291" calcext:value-type="float">
            <text:p>0.983291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988223" calcext:value-type="float">
            <text:p>0.988223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992137" calcext:value-type="float">
            <text:p>0.992137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995967" calcext:value-type="float">
            <text:p>0.995967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998727" calcext:value-type="float">
            <text:p>0.998727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999655" calcext:value-type="float">
            <text:p>0.999655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99842" calcext:value-type="float">
            <text:p>0.99842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996762" calcext:value-type="float">
            <text:p>0.996762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99253" calcext:value-type="float">
            <text:p>0.99253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985981" calcext:value-type="float">
            <text:p>0.985981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978053" calcext:value-type="float">
            <text:p>0.978053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971412" calcext:value-type="float">
            <text:p>0.971412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96521" calcext:value-type="float">
            <text:p>0.96521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95722" calcext:value-type="float">
            <text:p>0.95722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946998" calcext:value-type="float">
            <text:p>0.946998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934785" calcext:value-type="float">
            <text:p>0.934785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921906" calcext:value-type="float">
            <text:p>0.921906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907209" calcext:value-type="float">
            <text:p>0.907209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890979" calcext:value-type="float">
            <text:p>0.890979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873686" calcext:value-type="float">
            <text:p>0.873686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85702" calcext:value-type="float">
            <text:p>0.85702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841173" calcext:value-type="float">
            <text:p>0.841173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825167" calcext:value-type="float">
            <text:p>0.825167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808522" calcext:value-type="float">
            <text:p>0.808522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790866" calcext:value-type="float">
            <text:p>0.790866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772668" calcext:value-type="float">
            <text:p>0.772668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754308" calcext:value-type="float">
            <text:p>0.754308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736492" calcext:value-type="float">
            <text:p>0.736492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718696" calcext:value-type="float">
            <text:p>0.718696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699625" calcext:value-type="float">
            <text:p>0.699625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678966" calcext:value-type="float">
            <text:p>0.678966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656473" calcext:value-type="float">
            <text:p>0.656473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633062" calcext:value-type="float">
            <text:p>0.633062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610609" calcext:value-type="float">
            <text:p>0.610609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590217" calcext:value-type="float">
            <text:p>0.590217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570989" calcext:value-type="float">
            <text:p>0.570989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550574" calcext:value-type="float">
            <text:p>0.550574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528755" calcext:value-type="float">
            <text:p>0.528755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506557" calcext:value-type="float">
            <text:p>0.506557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484512" calcext:value-type="float">
            <text:p>0.484512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462148" calcext:value-type="float">
            <text:p>0.462148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439333" calcext:value-type="float">
            <text:p>0.439333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416963" calcext:value-type="float">
            <text:p>0.416963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395548" calcext:value-type="float">
            <text:p>0.395548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374665" calcext:value-type="float">
            <text:p>0.374665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353244" calcext:value-type="float">
            <text:p>0.353244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331619" calcext:value-type="float">
            <text:p>0.331619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310805" calcext:value-type="float">
            <text:p>0.310805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290894" calcext:value-type="float">
            <text:p>0.290894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270927" calcext:value-type="float">
            <text:p>0.270927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250313" calcext:value-type="float">
            <text:p>0.250313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231341" calcext:value-type="float">
            <text:p>0.231341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214525" calcext:value-type="float">
            <text:p>0.214525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199764" calcext:value-type="float">
            <text:p>0.199764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184878" calcext:value-type="float">
            <text:p>0.184878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169982" calcext:value-type="float">
            <text:p>0.169982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155257" calcext:value-type="float">
            <text:p>0.155257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141115" calcext:value-type="float">
            <text:p>0.141115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128019" calcext:value-type="float">
            <text:p>0.128019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116091" calcext:value-type="float">
            <text:p>0.116091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105697" calcext:value-type="float">
            <text:p>0.105697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96261" calcext:value-type="float">
            <text:p>0.096261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87727" calcext:value-type="float">
            <text:p>0.087727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79343" calcext:value-type="float">
            <text:p>0.079343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71463" calcext:value-type="float">
            <text:p>0.071463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64004" calcext:value-type="float">
            <text:p>0.064004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57531" calcext:value-type="float">
            <text:p>0.057531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51949" calcext:value-type="float">
            <text:p>0.051949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47355" calcext:value-type="float">
            <text:p>0.047355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43334" calcext:value-type="float">
            <text:p>0.043334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39705" calcext:value-type="float">
            <text:p>0.039705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36457" calcext:value-type="float">
            <text:p>0.036457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33497" calcext:value-type="float">
            <text:p>0.033497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30953" calcext:value-type="float">
            <text:p>0.030953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28668" calcext:value-type="float">
            <text:p>0.028668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26459" calcext:value-type="float">
            <text:p>0.026459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24114" calcext:value-type="float">
            <text:p>0.024114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22316" calcext:value-type="float">
            <text:p>0.022316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21249" calcext:value-type="float">
            <text:p>0.021249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19935" calcext:value-type="float">
            <text:p>0.019935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18764" calcext:value-type="float">
            <text:p>0.018764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17334" calcext:value-type="float">
            <text:p>0.017334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15965" calcext:value-type="float">
            <text:p>0.015965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15012" calcext:value-type="float">
            <text:p>0.015012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14447" calcext:value-type="float">
            <text:p>0.014447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13874" calcext:value-type="float">
            <text:p>0.013874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1308" calcext:value-type="float">
            <text:p>0.01308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12185" calcext:value-type="float">
            <text:p>0.012185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11432" calcext:value-type="float">
            <text:p>0.011432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11229" calcext:value-type="float">
            <text:p>0.011229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11456" calcext:value-type="float">
            <text:p>0.011456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11255" calcext:value-type="float">
            <text:p>0.011255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10221" calcext:value-type="float">
            <text:p>0.010221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08844" calcext:value-type="float">
            <text:p>0.00884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07873" calcext:value-type="float">
            <text:p>0.007873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07144" calcext:value-type="float">
            <text:p>0.007144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06249" calcext:value-type="float">
            <text:p>0.006249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05724" calcext:value-type="float">
            <text:p>0.005724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05812" calcext:value-type="float">
            <text:p>0.005812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06091" calcext:value-type="float">
            <text:p>0.006091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0591" calcext:value-type="float">
            <text:p>0.00591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05345" calcext:value-type="float">
            <text:p>0.005345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0489" calcext:value-type="float">
            <text:p>0.00489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04523" calcext:value-type="float">
            <text:p>0.004523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04007" calcext:value-type="float">
            <text:p>0.004007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03542" calcext:value-type="float">
            <text:p>0.003542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0344" calcext:value-type="float">
            <text:p>0.00344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03625" calcext:value-type="float">
            <text:p>0.003625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03717" calcext:value-type="float">
            <text:p>0.003717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03606" calcext:value-type="float">
            <text:p>0.003606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03498" calcext:value-type="float">
            <text:p>0.003498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03543" calcext:value-type="float">
            <text:p>0.003543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03715" calcext:value-type="float">
            <text:p>0.003715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03921" calcext:value-type="float">
            <text:p>0.003921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04082" calcext:value-type="float">
            <text:p>0.004082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04124" calcext:value-type="float">
            <text:p>0.004124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0403" calcext:value-type="float">
            <text:p>0.00403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03771" calcext:value-type="float">
            <text:p>0.003771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03287" calcext:value-type="float">
            <text:p>0.003287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02747" calcext:value-type="float">
            <text:p>0.002747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02398" calcext:value-type="float">
            <text:p>0.002398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02501" calcext:value-type="float">
            <text:p>0.002501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3173" calcext:value-type="float">
            <text:p>0.003173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4121" calcext:value-type="float">
            <text:p>0.004121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501" calcext:value-type="float">
            <text:p>0.00501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5526" calcext:value-type="float">
            <text:p>0.005526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5678" calcext:value-type="float">
            <text:p>0.005678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5666" calcext:value-type="float">
            <text:p>0.005666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5605" calcext:value-type="float">
            <text:p>0.005605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5812" calcext:value-type="float">
            <text:p>0.005812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6508" calcext:value-type="float">
            <text:p>0.006508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7218" calcext:value-type="float">
            <text:p>0.007218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7268" calcext:value-type="float">
            <text:p>0.007268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6615" calcext:value-type="float">
            <text:p>0.006615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5886" calcext:value-type="float">
            <text:p>0.005886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5743" calcext:value-type="float">
            <text:p>0.005743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6134" calcext:value-type="float">
            <text:p>0.006134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6543" calcext:value-type="float">
            <text:p>0.006543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6562" calcext:value-type="float">
            <text:p>0.006562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6247" calcext:value-type="float">
            <text:p>0.006247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6036" calcext:value-type="float">
            <text:p>0.006036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6217" calcext:value-type="float">
            <text:p>0.006217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6609" calcext:value-type="float">
            <text:p>0.006609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6963" calcext:value-type="float">
            <text:p>0.006963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7164" calcext:value-type="float">
            <text:p>0.007164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7403" calcext:value-type="float">
            <text:p>0.007403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7858" calcext:value-type="float">
            <text:p>0.007858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8178" calcext:value-type="float">
            <text:p>0.008178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8143" calcext:value-type="float">
            <text:p>0.008143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8293" calcext:value-type="float">
            <text:p>0.008293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8934" calcext:value-type="float">
            <text:p>0.008934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9562" calcext:value-type="float">
            <text:p>0.009562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9535" calcext:value-type="float">
            <text:p>0.009535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8715" calcext:value-type="float">
            <text:p>0.008715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7765" calcext:value-type="float">
            <text:p>0.007765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7036" calcext:value-type="float">
            <text:p>0.007036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6745" calcext:value-type="float">
            <text:p>0.006745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674" calcext:value-type="float">
            <text:p>0.00674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6714" calcext:value-type="float">
            <text:p>0.006714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6654" calcext:value-type="float">
            <text:p>0.006654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6837" calcext:value-type="float">
            <text:p>0.006837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739" calcext:value-type="float">
            <text:p>0.00739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7326" calcext:value-type="float">
            <text:p>0.007326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6225" calcext:value-type="float">
            <text:p>0.006225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4728" calcext:value-type="float">
            <text:p>0.004728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4767" calcext:value-type="float">
            <text:p>0.004767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591" calcext:value-type="float">
            <text:p>0.00591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6294" calcext:value-type="float">
            <text:p>0.006294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5314" calcext:value-type="float">
            <text:p>0.005314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3511" calcext:value-type="float">
            <text:p>0.003511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2088" calcext:value-type="float">
            <text:p>0.002088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1544" calcext:value-type="float">
            <text:p>0.001544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3383" calcext:value-type="float">
            <text:p>0.003383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4734" calcext:value-type="float">
            <text:p>0.004734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4684" calcext:value-type="float">
            <text:p>0.004684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3701" calcext:value-type="float">
            <text:p>0.003701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3332" calcext:value-type="float">
            <text:p>0.003332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3096" calcext:value-type="float">
            <text:p>0.003096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03033" calcext:value-type="float">
            <text:p>0.003033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04435" calcext:value-type="float">
            <text:p>0.004435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04021" calcext:value-type="float">
            <text:p>0.004021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03977" calcext:value-type="float">
            <text:p>0.003977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05029" calcext:value-type="float">
            <text:p>0.005029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05807" calcext:value-type="float">
            <text:p>0.005807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04874" calcext:value-type="float">
            <text:p>0.004874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2232" calcext:value-type="float">
            <text:p>0.00223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1327" calcext:value-type="float">
            <text:p>0.001327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0496" calcext:value-type="float">
            <text:p>0.000496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002" calcext:value-type="float">
            <text:p>0.00002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0312" calcext:value-type="float">
            <text:p>0.000312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1059" calcext:value-type="float">
            <text:p>0.001059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1852" calcext:value-type="float">
            <text:p>0.001852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2316" calcext:value-type="float">
            <text:p>0.002316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2159" calcext:value-type="float">
            <text:p>0.002159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171" calcext:value-type="float">
            <text:p>0.00171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0986" calcext:value-type="float">
            <text:p>0.000986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0397" calcext:value-type="float">
            <text:p>0.000397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0321" calcext:value-type="float">
            <text:p>0.000321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1378" calcext:value-type="float">
            <text:p>0.001378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4701" calcext:value-type="float">
            <text:p>0.004701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5271" calcext:value-type="float">
            <text:p>0.005271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4595" calcext:value-type="float">
            <text:p>0.004595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2283" calcext:value-type="float">
            <text:p>0.002283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2296" calcext:value-type="float">
            <text:p>0.002296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2911" calcext:value-type="float">
            <text:p>0.002911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3762" calcext:value-type="float">
            <text:p>0.003762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2299" calcext:value-type="float">
            <text:p>0.002299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1629" calcext:value-type="float">
            <text:p>0.001629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2046" calcext:value-type="float">
            <text:p>0.002046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2981" calcext:value-type="float">
            <text:p>0.002981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4022" calcext:value-type="float">
            <text:p>0.004022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4907" calcext:value-type="float">
            <text:p>0.004907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5602" calcext:value-type="float">
            <text:p>0.005602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5677" calcext:value-type="float">
            <text:p>0.005677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5677" calcext:value-type="float">
            <text:p>0.005677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5677" calcext:value-type="float">
            <text:p>0.005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26:27.439692133</dc:date>
    <meta:editing-duration>PT19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